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6pt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weight-asian="bold" style:font-weight-complex="bold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officeooo:rsid="0019727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7d02b"/>
    </style:style>
    <style:style style:name="T4" style:family="text">
      <style:text-properties officeooo:rsid="0028d6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>Installation Guide</text:p>
      <text:p text:style-name="Standard"/>
      <text:p text:style-name="P2"/>
      <text:p text:style-name="P2">Manually Installation</text:p>
      <text:p text:style-name="P2"/>
      <text:p text:style-name="Standard">Magento2 module installation is very easy, please follow the steps for installation-</text:p>
      <text:p text:style-name="Standard"/>
      <text:p text:style-name="Standard">Download and unzip the respective extension zip and create Bluethink<text:span text:style-name="T3">Inc</text:span>(vendor) and</text:p>
      <text:p text:style-name="Standard"><text:span text:style-name="T3">DeleteCustomer</text:span>(module) name folder inside your root folder app/code/ directory.</text:p>
      <text:p text:style-name="Standard"/>
      <text:p text:style-name="Standard"><text:span text:style-name="T2">Install with Composer </text:span>as you go Specify the version of the module you need, and go.</text:p>
      <text:p text:style-name="Standard"/>
      <text:p text:style-name="P1">composer require bluethink<text:span text:style-name="T4">inc</text:span>/module-<text:span text:style-name="T4">deletecustomer</text:span></text:p>
      <text:p text:style-name="Standard"/>
      <text:p text:style-name="Standard">Run following command via terminal from magento <text:span text:style-name="T2">root directory</text:span></text:p>
      <text:p text:style-name="Standard"/>
      <text:p text:style-name="Standard"><text:s text:c="4"/>$ php bin/magento setup:upgrade</text:p>
      <text:p text:style-name="Standard"><text:s text:c="4"/>$ php bin/magento setup:di:compile</text:p>
      <text:p text:style-name="Standard"><text:s text:c="4"/>$ php bin/magento setup:static-content:deploy</text:p>
      <text:p text:style-name="Standard"/>
      <text:p text:style-name="Standard">Flush the <text:span text:style-name="T2">cache</text:span> and <text:span text:style-name="T2">reindex</text:span> all-</text:p>
      <text:p text:style-name="Standard"/>
      <text:p text:style-name="Standard"><text:s text:c="4"/>$ php bin/magento indexer:reindex</text:p>
      <text:p text:style-name="Standard"><text:s text:c="4"/>$ php bin/magento cache:flush</text:p>
      <text:p text:style-name="Standard"/>
      <text:p text:style-name="P4">Now module is properly install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2T01:53:11.435270449</meta:creation-date>
    <dc:date>2023-03-15T21:01:17.833491023</dc:date>
    <meta:editing-duration>PT51M58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95" meta:character-count="738" meta:non-whitespace-character-count="638"/>
  </office:meta>
</office:document-meta>
</file>